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86a29" officeooo:paragraph-rsid="00241350"/>
    </style:style>
    <style:style style:name="P2" style:family="paragraph" style:parent-style-name="Standard">
      <style:paragraph-properties fo:line-height="200%"/>
      <style:text-properties officeooo:rsid="00086a29" officeooo:paragraph-rsid="0027c2c6"/>
    </style:style>
    <style:style style:name="P3" style:family="paragraph" style:parent-style-name="Standard">
      <style:paragraph-properties fo:line-height="200%"/>
      <style:text-properties fo:font-weight="normal" officeooo:rsid="001eaa14" officeooo:paragraph-rsid="00221716" style:font-weight-asian="normal" style:font-weight-complex="normal"/>
    </style:style>
    <style:style style:name="P4" style:family="paragraph" style:parent-style-name="Standard">
      <style:paragraph-properties fo:line-height="200%"/>
      <style:text-properties fo:font-weight="normal" officeooo:rsid="001eaa14" officeooo:paragraph-rsid="0027b3c2" style:font-weight-asian="normal" style:font-weight-complex="normal"/>
    </style:style>
    <style:style style:name="P5" style:family="paragraph" style:parent-style-name="Standard">
      <style:paragraph-properties fo:line-height="200%"/>
      <style:text-properties officeooo:rsid="001ba110" officeooo:paragraph-rsid="0027c2c6"/>
    </style:style>
    <style:style style:name="P6" style:family="paragraph" style:parent-style-name="Standard">
      <style:paragraph-properties fo:line-height="200%"/>
      <style:text-properties officeooo:rsid="001eaa14" officeooo:paragraph-rsid="0027b3c2"/>
    </style:style>
    <style:style style:name="P7" style:family="paragraph" style:parent-style-name="Standard">
      <style:paragraph-properties fo:line-height="200%"/>
      <style:text-properties officeooo:rsid="0021645f" officeooo:paragraph-rsid="0021645f"/>
    </style:style>
    <style:style style:name="T1" style:family="text">
      <style:text-properties officeooo:rsid="000912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cb0a" style:font-weight-asian="bold" style:font-weight-complex="bold"/>
    </style:style>
    <style:style style:name="T4" style:family="text">
      <style:text-properties fo:font-weight="bold" officeooo:rsid="0015d084" style:font-weight-asian="bold" style:font-weight-complex="bold"/>
    </style:style>
    <style:style style:name="T5" style:family="text">
      <style:text-properties fo:font-weight="bold" officeooo:rsid="001884a8" style:font-weight-asian="bold" style:font-weight-complex="bold"/>
    </style:style>
    <style:style style:name="T6" style:family="text">
      <style:text-properties fo:font-weight="bold" officeooo:rsid="0014e68e" style:font-weight-asian="bold" style:font-weight-complex="bold"/>
    </style:style>
    <style:style style:name="T7" style:family="text">
      <style:text-properties fo:font-weight="bold" officeooo:rsid="000b4baa" style:font-weight-asian="bold" style:font-weight-complex="bold"/>
    </style:style>
    <style:style style:name="T8" style:family="text">
      <style:text-properties fo:font-weight="bold" officeooo:rsid="001ba110" style:font-weight-asian="bold" style:font-weight-complex="bold"/>
    </style:style>
    <style:style style:name="T9" style:family="text">
      <style:text-properties fo:font-weight="bold" officeooo:rsid="001e0d72" style:font-weight-asian="bold" style:font-weight-complex="bold"/>
    </style:style>
    <style:style style:name="T10" style:family="text">
      <style:text-properties fo:font-weight="bold" officeooo:rsid="001eaa14" style:font-weight-asian="bold" style:font-weight-complex="bold"/>
    </style:style>
    <style:style style:name="T11" style:family="text">
      <style:text-properties fo:font-weight="bold" officeooo:rsid="001f830f" style:font-weight-asian="bold" style:font-weight-complex="bold"/>
    </style:style>
    <style:style style:name="T12" style:family="text">
      <style:text-properties fo:font-weight="bold" officeooo:rsid="001fe9a2" style:font-weight-asian="bold" style:font-weight-complex="bold"/>
    </style:style>
    <style:style style:name="T13" style:family="text">
      <style:text-properties officeooo:rsid="000b4baa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b5b79" style:font-weight-asian="normal" style:font-weight-complex="normal"/>
    </style:style>
    <style:style style:name="T16" style:family="text">
      <style:text-properties fo:font-weight="normal" officeooo:rsid="001884a8" style:font-weight-asian="normal" style:font-weight-complex="normal"/>
    </style:style>
    <style:style style:name="T17" style:family="text">
      <style:text-properties fo:font-weight="normal" officeooo:rsid="0014e68e" style:font-weight-asian="normal" style:font-weight-complex="normal"/>
    </style:style>
    <style:style style:name="T18" style:family="text">
      <style:text-properties fo:font-weight="normal" officeooo:rsid="001ba110" style:font-weight-asian="normal" style:font-weight-complex="normal"/>
    </style:style>
    <style:style style:name="T19" style:family="text">
      <style:text-properties fo:font-weight="normal" officeooo:rsid="000b4baa" style:font-weight-asian="normal" style:font-weight-complex="normal"/>
    </style:style>
    <style:style style:name="T20" style:family="text">
      <style:text-properties fo:font-weight="normal" officeooo:rsid="001f830f" style:font-weight-asian="normal" style:font-weight-complex="normal"/>
    </style:style>
    <style:style style:name="T21" style:family="text">
      <style:text-properties fo:font-weight="normal" officeooo:rsid="001fe9a2" style:font-weight-asian="normal" style:font-weight-complex="normal"/>
    </style:style>
    <style:style style:name="T22" style:family="text">
      <style:text-properties fo:font-weight="normal" officeooo:rsid="002038cf" style:font-weight-asian="normal" style:font-weight-complex="normal"/>
    </style:style>
    <style:style style:name="T23" style:family="text">
      <style:text-properties fo:font-weight="normal" officeooo:rsid="0021645f" style:font-weight-asian="normal" style:font-weight-complex="normal"/>
    </style:style>
    <style:style style:name="T24" style:family="text">
      <style:text-properties fo:font-weight="normal" officeooo:rsid="00241350" style:font-weight-asian="normal" style:font-weight-complex="normal"/>
    </style:style>
    <style:style style:name="T25" style:family="text">
      <style:text-properties fo:font-weight="normal" officeooo:rsid="002600bf" style:font-weight-asian="normal" style:font-weight-complex="normal"/>
    </style:style>
    <style:style style:name="T26" style:family="text">
      <style:text-properties fo:font-weight="normal" officeooo:rsid="0027b3c2" style:font-weight-asian="normal" style:font-weight-complex="normal"/>
    </style:style>
    <style:style style:name="T27" style:family="text">
      <style:text-properties fo:font-weight="normal" officeooo:rsid="0027c2c6" style:font-weight-asian="normal" style:font-weight-complex="normal"/>
    </style:style>
    <style:style style:name="T28" style:family="text">
      <style:text-properties officeooo:rsid="000fcb0a"/>
    </style:style>
    <style:style style:name="T29" style:family="text">
      <style:text-properties officeooo:rsid="001490c6"/>
    </style:style>
    <style:style style:name="T30" style:family="text">
      <style:text-properties officeooo:rsid="0014e68e"/>
    </style:style>
    <style:style style:name="T31" style:family="text">
      <style:text-properties officeooo:rsid="001884a8"/>
    </style:style>
    <style:style style:name="T32" style:family="text">
      <style:text-properties officeooo:rsid="00199c58"/>
    </style:style>
    <style:style style:name="T33" style:family="text">
      <style:text-properties officeooo:rsid="001b5b79"/>
    </style:style>
    <style:style style:name="T34" style:family="text">
      <style:text-properties officeooo:rsid="001f830f"/>
    </style:style>
    <style:style style:name="T35" style:family="text">
      <style:text-properties officeooo:rsid="002038cf"/>
    </style:style>
    <style:style style:name="T36" style:family="text">
      <style:text-properties officeooo:rsid="0021645f"/>
    </style:style>
    <style:style style:name="T37" style:family="text">
      <style:text-properties officeooo:rsid="00221716"/>
    </style:style>
    <style:style style:name="T38" style:family="text">
      <style:text-properties officeooo:rsid="00239271"/>
    </style:style>
    <style:style style:name="T39" style:family="text">
      <style:text-properties officeooo:rsid="00241350"/>
    </style:style>
    <style:style style:name="T40" style:family="text">
      <style:text-properties officeooo:rsid="002600bf"/>
    </style:style>
    <style:style style:name="T41" style:family="text">
      <style:text-properties officeooo:rsid="0027b3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9">S</text:span><text:span text:style-name="T3">elf- service checkouts: </text:span><text:span text:style-name="T9">s</text:span><text:span text:style-name="T2">ystem </text:span><text:span text:style-name="T9">d</text:span><text:span text:style-name="T2">esign</text:span></text:p>
      <text:h text:style-name="Heading_20_1" text:outline-level="1"><text:span text:style-name="T2">Supermarket </text:span><text:span text:style-name="T10">Domain</text:span></text:h>
      <text:p text:style-name="P4"><text:span text:style-name="T2">Supermarket</text:span><text:span text:style-name="T28"> model</text:span>s<text:span text:style-name="T28"> the physical </text:span><text:span text:style-name="T32">store </text:span>and <text:span text:style-name="T2">WarehouseStaff</text:span> and <text:span text:style-name="T2">SupermarketStaff</text:span> the two types of employees. <text:span text:style-name="T41">The staff is part of the supermarket but can exist independently therefore aggregation is the chosen relation</text:span>. </text:p>
      <text:p text:style-name="P4"><text:span text:style-name="T36">When a Supermarket receive</text:span><text:span text:style-name="T37">s</text:span><text:span text:style-name="T36"> a notification about low level of stocks, </text:span><text:span text:style-name="T37">it delegates its WarehouseStaff to process it.</text:span> </text:p>
      <text:p text:style-name="P3">The <text:span text:style-name="T35">staff</text:span> could share a common base class, but it was omitted <text:span text:style-name="T35">because no function requires it</text:span>. <text:span text:style-name="T35">Similarly, multiple Supermarkets could be aggregated </text:span><text:span text:style-name="T38">to model the</text:span><text:span text:style-name="T35"> SupermarketChain, but no function requires it.</text:span></text:p>
      <text:h text:style-name="Heading_20_1" text:outline-level="1"><text:span text:style-name="T29">C</text:span>ustomer Domain</text:h>
      <text:p text:style-name="P6"><text:span text:style-name="T2">Customer</text:span><text:span text:style-name="T14"> </text:span><text:span text:style-name="T22">is</text:span><text:span text:style-name="T14"> </text:span><text:span text:style-name="T22">the </text:span><text:span text:style-name="T14">main class </text:span><text:span text:style-name="T22">driving the process, therefore all its methods are private</text:span><text:span text:style-name="T14">. </text:span><text:span text:style-name="T22">Customer</text:span><text:span text:style-name="T26"> has one or more</text:span><text:span text:style-name="T33"> </text:span><text:span text:style-name="T6">PaymentMethod</text:span><text:span text:style-name="T17"> </text:span><text:span text:style-name="T26">through</text:span><text:span text:style-name="T22"> the method “pay()”. </text:span><text:span text:style-name="T26">PaymentMethods may exist without Customers using them and are used by many customers, therefore the relationship is a many to many aggregation</text:span><text:span text:style-name="T17">.</text:span><text:span text:style-name="T30"> </text:span></text:p>
      <text:p text:style-name="P6"><text:span text:style-name="T36">PaymentMetho</text:span><text:span text:style-name="T39">d</text:span><text:span text:style-name="T36">s, as</text:span><text:span text:style-name="T30"> base-class of all </text:span><text:span text:style-name="T33">payment methods,</text:span><text:span text:style-name="T30"> is useful to </text:span><text:span text:style-name="T39">encapsulate</text:span><text:span text:style-name="T30"> the complexity of each single method </text:span><text:span text:style-name="T39">behind the generic method “charge()”</text:span><text:span text:style-name="T30">. </text:span><text:span text:style-name="T36">Payment m</text:span><text:span text:style-name="T30">ethods include the subclasses </text:span><text:span text:style-name="T6">Cash</text:span><text:span text:style-name="T30">, </text:span><text:span text:style-name="T6">Voucher</text:span><text:span text:style-name="T30">, </text:span><text:span text:style-name="T6">Loyalty</text:span><text:span text:style-name="T4">Card</text:span><text:span text:style-name="T30">, </text:span><text:span text:style-name="T6">Card</text:span><text:span text:style-name="T30">, </text:span><text:span text:style-name="T6">ApplePay</text:span><text:span text:style-name="T30">, and </text:span><text:span text:style-name="T6">AndroidPay</text:span><text:span text:style-name="T30">. </text:span><text:span text:style-name="T36">ApplePay and AndroidPay </text:span><text:span text:style-name="T41">aggregate</text:span><text:span text:style-name="T36"> Card </text:span><text:span text:style-name="T41">because they act as a wrapper around it.</text:span></text:p>
      <text:h text:style-name="Heading_20_1" text:outline-level="1"><text:soft-page-break/>Checkout Domain</text:h>
      <text:p text:style-name="P1"><text:span text:style-name="T2">Checkout</text:span> <text:span text:style-name="T1">represents the self service machine that a </text:span><text:span text:style-name="T33">c</text:span><text:span text:style-name="T1">ustomer can use. </text:span><text:span text:style-name="T39">The “add()” method used for Items and LoyaltyCard delegates to the private methods “scan()” and “weigh()” that </text:span><text:span text:style-name="T40">in turn </text:span><text:span text:style-name="T39">delegate to</text:span><text:span text:style-name="T34"> </text:span><text:span text:style-name="T2">IntegratedScale</text:span> <text:span text:style-name="T1">and</text:span> <text:span text:style-name="T2">BarcodeReader</text:span><text:span text:style-name="T14">.</text:span></text:p>
      <text:p text:style-name="P2"><text:span text:style-name="T23">Instances of </text:span><text:span text:style-name="T15">Checkout </text:span><text:span text:style-name="T23">are</text:span><text:span text:style-name="T15"> stateful because only one customer </text:span><text:span text:style-name="T20">a time</text:span><text:span text:style-name="T15"> can use </text:span><text:span text:style-name="T23">them. </text:span><text:span text:style-name="T24">T</text:span><text:span text:style-name="T15">he state </text:span><text:span text:style-name="T24">is represented by</text:span><text:span text:style-name="T15"> </text:span><text:span text:style-name="T5">Transaction</text:span><text:span text:style-name="T16"> </text:span><text:span text:style-name="T23">that is created by the method “start()” and destroyed at the end of the payment processing. </text:span><text:span text:style-name="T20">A Transaction collects </text:span><text:span text:style-name="T11">ItemAmounts</text:span><text:span text:style-name="T20"> representing </text:span><text:span text:style-name="T23">the amount of an</text:span><text:span text:style-name="T20"> Item </text:span><text:span text:style-name="T23">being purchased</text:span><text:span text:style-name="T20">. ItemAmount has a price that by default is equivalent to the referred Item’s price, but that can be overridden </text:span><text:span text:style-name="T25">by</text:span><text:span text:style-name="T20"> SupermarketStaff. </text:span></text:p>
      <text:p text:style-name="P1"><text:span text:style-name="T23">Part of the payment processing includes a call to the private method “notify()” responsible for notifications to the StockControlSystem</text:span><text:span text:style-name="T16">. </text:span></text:p>
      <text:p text:style-name="P1"><text:span text:style-name="T23">All </text:span><text:span text:style-name="T25">interactions to</text:span><text:span text:style-name="T23"> Transation, IntegratedScale, and BarcodeReader are </text:span><text:span text:style-name="T25">mediated</text:span><text:span text:style-name="T23"> by Checkout. </text:span><text:span text:style-name="T27">Since they cannot exist without the Checkout, their relation is a one-to-one composition</text:span></text:p>
      <text:h text:style-name="Heading_20_1" text:outline-level="1"><text:span text:style-name="T31">S</text:span>tockControlSystem Domain</text:h>
      <text:p text:style-name="P5"><text:span text:style-name="T5">I</text:span><text:span text:style-name="T2">tem</text:span><text:span text:style-name="T14"> is the base class of </text:span><text:span text:style-name="T23">the </text:span><text:span text:style-name="T14">items for sale. </text:span><text:span text:style-name="T24">T</text:span><text:span text:style-name="T23">he</text:span><text:span text:style-name="T14"> classes </text:span><text:span text:style-name="T7">WeighItems</text:span><text:span text:style-name="T13"> and </text:span><text:span text:style-name="T7">BarcodeItems</text:span><text:span text:style-name="T19"> </text:span><text:span text:style-name="T24">are required to model the different interactions depending by the Item’s nature</text:span><text:span text:style-name="T19">. </text:span></text:p>
      <text:p text:style-name="P5"><text:span text:style-name="T11">Stock</text:span><text:span text:style-name="T20"> models the relation between Item and Supermarket with the current and desired minimum level of stocks. </text:span><text:span text:style-name="T27">Its relation with Item is composition because erasing Item implies erasing its stocks. Conversely, its relation with Supermarket is a simple aggregation because Stocks are not bound to a specific supermarket and can be moved. </text:span></text:p>
      <text:p text:style-name="P5"><text:span text:style-name="T11">StockControlSystem</text:span><text:span text:style-name="T20"> </text:span><text:span text:style-name="T27">keeps track of (aggregates)</text:span><text:span text:style-name="T20"> the </text:span><text:span text:style-name="T11">Stocks</text:span><text:span text:style-name="T20">. </text:span><text:span text:style-name="T23">It is a singleton because there cannot be two instances.</text:span></text:p>
      <text:h text:style-name="Heading_20_1" text:outline-level="1"><text:soft-page-break/>Notifications</text:h>
      <text:p text:style-name="P7"><text:span text:style-name="T14">Notifications are classes modeling a message. </text:span><text:span text:style-name="T8">ItemStockVariation</text:span><text:span text:style-name="T18"> </text:span><text:span text:style-name="T21">models the message sent by Checkout to notify StockControlSystem </text:span><text:span text:style-name="T14">about the</text:span><text:span text:style-name="T21"> purchase of one Item. </text:span><text:span text:style-name="T12">Alert</text:span><text:span text:style-name="T21"> models the message that StockControlSystem may send to a Supermarket signaling that stock levels are low. </text:span><text:span text:style-name="T27">Their existence depends on Stock and Item respectively, therefore their relation is one-to-one compositi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9T09:35:26.731690786</meta:creation-date>
    <dc:date>2021-12-30T18:15:02.371867666</dc:date>
    <meta:editing-duration>PT31M23S</meta:editing-duration>
    <meta:editing-cycles>2</meta:editing-cycles>
    <meta:generator>LibreOffice/7.1.5.2$MacOSX_X86_64 LibreOffice_project/85f04e9f809797b8199d13c421bd8a2b025d52b5</meta:generator>
    <meta:document-statistic meta:table-count="0" meta:image-count="0" meta:object-count="0" meta:page-count="3" meta:paragraph-count="19" meta:word-count="484" meta:character-count="3277" meta:non-whitespace-character-count="2805"/>
  </office:meta>
</office:document-meta>
</file>